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1">
      <style:paragraph-properties fo:margin-top="0cm" fo:margin-bottom="0.499cm" style:contextual-spacing="false"/>
    </style:style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ção de Configuração do Vagrant e Serviços (DHCP, DNS, FTP, NFS e Samba)</text:h>
      <text:p text:style-name="Text_20_body">Esta documentação descreve o processo de configuração de um ambiente usando o <text:span text:style-name="Strong_20_Emphasis">Vagrant</text:span> para configurar e testar os serviços <text:span text:style-name="Strong_20_Emphasis">DHCP</text:span>, <text:span text:style-name="Strong_20_Emphasis">DNS</text:span>, <text:span text:style-name="Strong_20_Emphasis">FTP</text:span>, <text:span text:style-name="Strong_20_Emphasis">NFS</text:span> e <text:span text:style-name="Strong_20_Emphasis">Samba</text:span>.</text:p>
      <text:p text:style-name="Horizontal_20_Line"/>
      <text:h text:style-name="Heading_20_2" text:outline-level="2"><text:span text:style-name="Strong_20_Emphasis">1. Configuração do Vagrant</text:span></text:h>
      <text:h text:style-name="Heading_20_3" text:outline-level="3"><text:span text:style-name="Strong_20_Emphasis">1.1. Instalação do Vagrant</text:span></text:h>
      <text:list xml:id="list3509129156" text:style-name="L1">
        <text:list-item>
          <text:p text:style-name="P5">Instale o <text:span text:style-name="Strong_20_Emphasis">Vagrant</text:span> e o <text:span text:style-name="Strong_20_Emphasis">VirtualBox</text:span>:</text:p>
          <text:p text:style-name="P1"><text:span text:style-name="Source_20_Text">sudo apt update</text:span></text:p>
          <text:p text:style-name="P3"><text:span text:style-name="Source_20_Text">sudo apt install virtualbox vagrant -y</text:span></text:p>
        </text:list-item>
      </text:list>
      <text:h text:style-name="Heading_20_3" text:outline-level="3"><text:span text:style-name="Strong_20_Emphasis">1.2. Criação do Ambiente</text:span></text:h>
      <text:list xml:id="list3996233596" text:style-name="L2">
        <text:list-item>
          <text:p text:style-name="P6">Crie um diretório para o projeto Vagrant:</text:p>
          <text:p text:style-name="P4"><text:span text:style-name="Source_20_Text">mkdir ~/vagrant-environment &amp;&amp; cd ~/vagrant-environment</text:span></text:p>
        </text:list-item>
        <text:list-item>
          <text:p text:style-name="P6">Inicialize o arquivo de configuração do Vagrant:</text:p>
          <text:p text:style-name="P4"><text:span text:style-name="Source_20_Text">vagrant init ubuntu/bionic64</text:span></text:p>
        </text:list-item>
        <text:list-item>
          <text:p text:style-name="P6">Edite o arquivo <text:span text:style-name="Source_20_Text">Vagrantfile</text:span> para configurar a rede e o provisionamento. Exemplo:</text:p>
          <text:p text:style-name="P2"><text:span text:style-name="Source_20_Text">Vagrant.configure("2") do |config|</text:span></text:p>
          <text:p text:style-name="P2"><text:span text:style-name="Source_20_Text"><text:s text:c="2"/>config.vm.box = "ubuntu/bionic64"</text:span></text:p>
          <text:p text:style-name="P2"><text:span text:style-name="Source_20_Text"><text:s text:c="2"/>config.vm.network "private_network", type: "dhcp"</text:span></text:p>
          <text:p text:style-name="P2"><text:span text:style-name="Source_20_Text"><text:s text:c="2"/>config.vm.provider "virtualbox" do |vb|</text:span></text:p>
          <text:p text:style-name="P2"><text:span text:style-name="Source_20_Text"><text:s text:c="4"/>vb.memory = "1024"</text:span></text:p>
          <text:p text:style-name="P2"><text:span text:style-name="Source_20_Text"><text:s text:c="4"/>vb.cpus = 2</text:span></text:p>
          <text:p text:style-name="P2"><text:span text:style-name="Source_20_Text"><text:s text:c="2"/>end</text:span></text:p>
          <text:p text:style-name="P2"><text:span text:style-name="Source_20_Text"><text:s text:c="2"/>config.vm.provision "shell", inline: &lt;&lt;-SHELL</text:span></text:p>
          <text:p text:style-name="P2"><text:span text:style-name="Source_20_Text"><text:s text:c="4"/>sudo apt update</text:span></text:p>
          <text:p text:style-name="P2"><text:span text:style-name="Source_20_Text"><text:s text:c="4"/>sudo apt install -y isc-dhcp-server bind9 vsftpd nfs-kernel-server samba</text:span></text:p>
          <text:p text:style-name="P2"/>
          <text:p text:style-name="P2"><text:span text:style-name="Source_20_Text"><text:s text:c="4"/># Configuração do DHCP</text:span></text:p>
          <text:p text:style-name="P2"><text:span text:style-name="Source_20_Text"><text:s text:c="4"/>echo "default-lease-time 600;\nmax-lease-time 7200;\n\nsubnet 192.168.50.0 netmask 255.255.255.0 {\n <text:s text:c="3"/>range 192.168.50.10 192.168.50.100;\n <text:s text:c="3"/>option routers 192.168.50.1;\n <text:s text:c="3"/>option domain-name-servers 8.8.8.8, 8.8.4.4;\n}" &gt; /etc/dhcp/dhcpd.conf</text:span></text:p>
          <text:p text:style-name="P2"><text:span text:style-name="Source_20_Text"><text:s text:c="4"/>echo "INTERFACESv4=\"eth1\"" &gt; /etc/default/isc-dhcp-server</text:span></text:p>
          <text:p text:style-name="P2"><text:span text:style-name="Source_20_Text"><text:s text:c="4"/>systemctl restart isc-dhcp-server</text:span></text:p>
          <text:p text:style-name="P2"/>
          <text:p text:style-name="P2"><text:span text:style-name="Source_20_Text"><text:s text:c="4"/># Configuração do DNS</text:span></text:p>
          <text:p text:style-name="P2"><text:span text:style-name="Source_20_Text"><text:s text:c="4"/>echo "zone \"example.com\" {\n <text:s text:c="3"/>type master;\n <text:s text:c="3"/>file \"/etc/bind/db.example.com\";\n};" &gt; /etc/bind/named.conf.local</text:span></text:p>
          <text:p text:style-name="P2"><text:span text:style-name="Source_20_Text"><text:s text:c="4"/>cp /etc/bind/db.local /etc/bind/db.example.com</text:span></text:p>
          <text:p text:style-name="P2"><text:span text:style-name="Source_20_Text"><text:s text:c="4"/>sed -i 's/localhost/example.com/g' /etc/bind/db.example.com</text:span></text:p>
          <text:p text:style-name="P2"><text:span text:style-name="Source_20_Text"><text:s text:c="4"/>sed -i 's/127.0.0.1/192.168.50.10/g' /etc/bind/db.example.com</text:span></text:p>
          <text:p text:style-name="P2"><text:span text:style-name="Source_20_Text"><text:s text:c="4"/>systemctl restart bind9</text:span></text:p>
          <text:p text:style-name="P2"/>
          <text:p text:style-name="P2"><text:soft-page-break/><text:span text:style-name="Source_20_Text"><text:s text:c="4"/># Configuração do FTP</text:span></text:p>
          <text:p text:style-name="P2"><text:span text:style-name="Source_20_Text"><text:s text:c="4"/>sed -i 's/#write_enable=YES/write_enable=YES/' /etc/vsftpd.conf</text:span></text:p>
          <text:p text:style-name="P2"><text:span text:style-name="Source_20_Text"><text:s text:c="4"/>sed -i 's/#chroot_local_user=YES/chroot_local_user=YES/' /etc/vsftpd.conf</text:span></text:p>
          <text:p text:style-name="P2"><text:span text:style-name="Source_20_Text"><text:s text:c="4"/>systemctl restart vsftpd</text:span></text:p>
          <text:p text:style-name="P2"/>
          <text:p text:style-name="P2"><text:span text:style-name="Source_20_Text"><text:s text:c="4"/># Configuração do NFS</text:span></text:p>
          <text:p text:style-name="P2"><text:span text:style-name="Source_20_Text"><text:s text:c="4"/>mkdir -p /srv/nfs/shared</text:span></text:p>
          <text:p text:style-name="P2"><text:span text:style-name="Source_20_Text"><text:s text:c="4"/>chmod 755 /srv/nfs/shared</text:span></text:p>
          <text:p text:style-name="P2"><text:span text:style-name="Source_20_Text"><text:s text:c="4"/>echo "/srv/nfs/shared 192.168.50.0/24(rw,sync,no_subtree_check)" &gt; /etc/exports</text:span></text:p>
          <text:p text:style-name="P2"><text:span text:style-name="Source_20_Text"><text:s text:c="4"/>systemctl restart nfs-kernel-server</text:span></text:p>
          <text:p text:style-name="P2"/>
          <text:p text:style-name="P2"><text:span text:style-name="Source_20_Text"><text:s text:c="4"/># Configuração do Samba</text:span></text:p>
          <text:p text:style-name="P2"><text:span text:style-name="Source_20_Text"><text:s text:c="4"/>mkdir -p /srv/samba/shared</text:span></text:p>
          <text:p text:style-name="P2"><text:span text:style-name="Source_20_Text"><text:s text:c="4"/>chmod 777 /srv/samba/shared</text:span></text:p>
          <text:p text:style-name="P2"><text:span text:style-name="Source_20_Text"><text:s text:c="4"/>echo "[shared]\npath = /srv/samba/shared\nbrowseable = yes\nwritable = yes\nvalid users = sambauser" &gt;&gt; /etc/samba/smb.conf</text:span></text:p>
          <text:p text:style-name="P2"><text:span text:style-name="Source_20_Text"><text:s text:c="4"/>adduser --quiet --disabled-password --gecos "" sambauser</text:span></text:p>
          <text:p text:style-name="P2"><text:span text:style-name="Source_20_Text"><text:s text:c="4"/>echo -e "sambauser\nsambauser" | smbpasswd -a sambauser</text:span></text:p>
          <text:p text:style-name="P2"><text:span text:style-name="Source_20_Text"><text:s text:c="4"/>systemctl restart smbd</text:span></text:p>
          <text:p text:style-name="P2"><text:span text:style-name="Source_20_Text"><text:s text:c="2"/>SHELL</text:span></text:p>
          <text:p text:style-name="P4"><text:span text:style-name="Source_20_Text">end</text:span></text:p>
        </text:list-item>
        <text:list-item>
          <text:p text:style-name="P6">Suba o ambiente Vagrant:</text:p>
          <text:p text:style-name="P4"><text:span text:style-name="Source_20_Text">vagrant up</text:span></text:p>
        </text:list-item>
        <text:list-item>
          <text:p text:style-name="P6">Acesse a máquina virtual:</text:p>
          <text:p text:style-name="P4"><text:span text:style-name="Source_20_Text">vagrant ssh</text:span></text:p>
        </text:list-item>
      </text:list>
      <text:p text:style-name="Text_20_body">Agora, a VM estará configurada com todos os serviços instalados e prontos para uso.</text:p>
      <text:p text:style-name="Horizontal_20_Line"/>
      <text:p text:style-name="Text_20_body">Os serviços configurados incluem:</text:p>
      <text:h text:style-name="Heading_20_3" text:outline-level="3"><text:span text:style-name="Strong_20_Emphasis">2. DHCP</text:span></text:h>
      <text:list xml:id="list23536773" text:style-name="L3">
        <text:list-item>
          <text:p text:style-name="P7">Subrede configurada em <text:span text:style-name="Source_20_Text">192.168.50.0/24</text:span> com intervalo de IPs entre <text:span text:style-name="Source_20_Text">192.168.50.10</text:span> e <text:span text:style-name="Source_20_Text">192.168.50.100</text:span>.</text:p>
        </text:list-item>
      </text:list>
      <text:h text:style-name="Heading_20_3" text:outline-level="3"><text:span text:style-name="Strong_20_Emphasis">3. DNS</text:span></text:h>
      <text:list xml:id="list632663095" text:style-name="L4">
        <text:list-item>
          <text:p text:style-name="P8">Zona <text:span text:style-name="Source_20_Text">example.com</text:span> configurada com o endereço <text:span text:style-name="Source_20_Text">192.168.50.10</text:span> como servidor DNS principal.</text:p>
        </text:list-item>
      </text:list>
      <text:h text:style-name="Heading_20_3" text:outline-level="3"><text:span text:style-name="Strong_20_Emphasis">4. FTP</text:span></text:h>
      <text:list xml:id="list2534749880" text:style-name="L5">
        <text:list-item>
          <text:p text:style-name="P9">Servidor FTP configurado com suporte para gravação e restrição ao diretório local do usuário.</text:p>
        </text:list-item>
      </text:list>
      <text:h text:style-name="Heading_20_3" text:outline-level="3"><text:span text:style-name="Strong_20_Emphasis">5. NFS</text:span></text:h>
      <text:list xml:id="list3241893899" text:style-name="L6">
        <text:list-item>
          <text:p text:style-name="P10">Diretório <text:span text:style-name="Source_20_Text">/srv/nfs/shared</text:span> exportado para a subrede <text:span text:style-name="Source_20_Text">192.168.50.0/24</text:span> com permissões de leitura e gravação.</text:p>
        </text:list-item>
      </text:list>
      <text:h text:style-name="Heading_20_3" text:outline-level="3"><text:soft-page-break/><text:span text:style-name="Strong_20_Emphasis">6. Samba</text:span></text:h>
      <text:list xml:id="list1977314350" text:style-name="L7">
        <text:list-item>
          <text:p text:style-name="P11">Compartilhamento de rede <text:span text:style-name="Source_20_Text">shared</text:span> acessível via SMB com o usuário <text:span text:style-name="Source_20_Text">sambauser</text:span> (senha: <text:span text:style-name="Source_20_Text">sambauser</text:span>)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0:19:44.636227868</meta:creation-date>
    <dc:date>2024-12-16T20:24:42.914887080</dc:date>
    <meta:editing-duration>PT4M59S</meta:editing-duration>
    <meta:editing-cycles>1</meta:editing-cycles>
    <meta:document-statistic meta:table-count="0" meta:image-count="0" meta:object-count="0" meta:page-count="3" meta:paragraph-count="67" meta:word-count="386" meta:character-count="3204" meta:non-whitespace-character-count="2752"/>
    <meta:generator>LibreOffice/7.0.4.2$Linux_X86_64 LibreOffice_project/00$Build-2</meta:generator>
  </office:meta>
</office:document-meta>
</file>